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4.21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73.59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64.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0" table:default-cell-style-name="Default"/>
        <table:table-column table:style-name="co7" table:number-columns-repeated="996" table:default-cell-style-name="Default"/>
        <table:table-row table:style-name="ro1">
          <table:table-cell table:style-name="ce1" office:value-type="string" calcext:value-type="string">
            <text:p>НАЗВАНИЕ ТОВАРА</text:p>
          </table:table-cell>
          <table:table-cell table:style-name="ce1" office:value-type="string" calcext:value-type="string">
            <text:p>СЕКТОР</text:p>
          </table:table-cell>
          <table:table-cell table:style-name="ce1" office:value-type="string" calcext:value-type="string">
            <text:p>ПОЛОЖЕНИЕ В СЕКТОРЕ</text:p>
          </table:table-cell>
          <table:table-cell table:style-name="ce1" office:value-type="string" calcext:value-type="string">
            <text:p>БРЕНД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ЗАКУПОЧНАЯ ЦЕНА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Гранта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без упаковки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???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без упаковки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Largus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enault logan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Granta sedan 2190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Vesta / Lada Vesta Universal (sw)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Granta FL sedan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enault Duster 1 (abc)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Granta 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priora sedan 21704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Volksvagen polo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Kalina 2004-2013 sedan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Kalina 1,2 универсал 1117,2194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Hyundai solaris 1 ресатйлинг 2014-2017 sedan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kia rio 3 2015-2017 sedan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enault sandero 2 2014-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Priora 1 sedan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Hyundai accent 2002-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ada Priora hb</text:p>
          </table:table-cell>
          <table:table-cell table:style-name="ce3" office:value-type="string" calcext:value-type="string">
            <text:p>C (склад середина)</text:p>
          </table:table-cell>
          <table:table-cell table:style-name="ce3" office:value-type="string" calcext:value-type="string">
            <text:p>полка под рамками</text:p>
          </table:table-cell>
          <table:table-cell table:style-name="ce2" office:value-type="string" calcext:value-type="string">
            <text:p>зеленая этикетка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967">
          <table:table-cell table:number-columns-repeated="1024"/>
        </table:table-row>
        <table:table-row table:style-name="ro2" table:number-rows-repeated="10475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4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8" table:default-cell-style-name="Default"/>
        <table:table-column table:style-name="co4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2" meta:object-count="0"/>
    <meta:generator>LibreOfficeDev/6.0.5.2$Linux_X86_64 LibreOffice_project/</meta:generator>
  </office:meta>
</office:document-meta>
</file>